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exte_20_date">
      <style:paragraph-properties fo:text-align="start" style:justify-single-word="false"/>
    </style:style>
    <style:style style:name="P2" style:family="paragraph" style:parent-style-name="Imio_20_tableau_20_exp">
      <style:text-properties officeooo:paragraph-rsid="005ea514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58e2d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3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3"><text:span text:style-name="T5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3"><text:span text:style-name="T5">do text if hp_infos['email']</text:span></text:p></office:annotation><text:text-input text:description="">hp_infos['email']</text:text-input></text:p>
            <text:p text:style-name="P2"><office:annotation><dc:creator>sge</dc:creator><dc:date>2017-04-26T16:17:48</dc:date><text:p text:style-name="P3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3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3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3"><text:span text:style-name="T5">do cell meta-if </text:span><text:span text:style-name="T6">view.do_mailing()</text:span></text:p><text:p text:style-name="P3"><text:span text:style-name="T5">with rec_infos=view.get_ctct_det(mailed_data)</text:span></text:p></office:annotation>Destinataire :</text:p>
            <text:p text:style-name="Imio_20_tableau_20_dest"><text:conditional-text text:condition="ooow:&quot;view.do_mailing(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3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Imio_20_texte_20_date">Le <text:text-input text:description="">view.display_date(field_name='mail_date')</text:text-input></text:p>
      <text:p text:style-name="P1"/>
      <text:p text:style-name="P1"/>
      <text:p text:style-name="P1"><text:span text:style-name="T4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</text:span><text:span text:style-name="T4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0-09T15:18:01.990420539</dc:date>
    <dc:creator>sge</dc:creator>
    <meta:editing-duration>PT6H45M47S</meta:editing-duration>
    <meta:editing-cycles>62</meta:editing-cycles>
    <meta:document-statistic meta:table-count="1" meta:image-count="0" meta:object-count="0" meta:page-count="1" meta:paragraph-count="15" meta:word-count="77" meta:character-count="929" meta:non-whitespace-character-count="897"/>
  </office:meta>
</office:document-meta>
</file>